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tPageDirection</text:h>
                    <text:list>
                        <text:list-item>
                            <text:h text:style-name="Heading_20_2" text:outline-level="2">Description</text:h>
                        </text:list-item>
                    </text:list>
                </text:list-item>
            </text:list>

            <text:p text:style-name="Standard"/>

            <text:p text:style-name="Standard"><text:span>It is used to change the page layout from LTR (left to right) to RTL (right to left) and vice versa.</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text:span>Selected page layout: </text:span><text:span text:style-name="backtick">LTR</text:span><text:span> or </text:span><text:span text:style-name="backtick">RTL</text:span><text:spa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